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План развития </text:span></text:p>
      <text:p text:style-name="P1"><text:span text:style-name="T2"/></text:p>
      <text:p text:style-name="P2"><text:span text:style-name="T3">1.</text:span><text:span text:style-name="T4">Создание регламента по обслуживанию компьютерного парка</text:span></text:p>
      <text:p text:style-name="P3"><text:span text:style-name="T4"><text:s/>Графики и работы соответствующие нормам компании.</text:span></text:p>
      <text:p text:style-name="P4"><text:span text:style-name="T5">2.</text:span><text:span text:style-name="T6">Модернизация компьютерного парка</text:span></text:p>
      <text:p text:style-name="P5"><text:span text:style-name="T7"><text:s/></text:span><text:span text:style-name="T8">Закупка нового оборудования (единый парк)и реализация старого оборудования. </text:span></text:p>
      <text:p text:style-name="P6"><text:span text:style-name="T9">3.</text:span><text:span text:style-name="T10">Создание склада с запасными частями, детялями, оборудованием и<text:s text:c="4"/>инструмента для быстрой и самостоятельной замены в случае поломки. </text:span></text:p>
      <text:p text:style-name="P6"><text:span text:style-name="T11">4.</text:span><text:span text:style-name="T12">Создание списка поставщиков и мониторниг ценовых политик на услуги.</text:span></text:p>
      <text:p text:style-name="P7"><text:span text:style-name="T12"><text:s/>Интернет, телефония ,облачные сервисы,аренда обурудования,закупа комплектующих .</text:span></text:p>
      <text:p text:style-name="P8"><text:span text:style-name="T13">5.</text:span><text:span text:style-name="T14">Единая централизованная система учета оборудования с автоматизации.</text:span></text:p>
      <text:p text:style-name="P9"><text:span text:style-name="T15">GLPI</text:span></text:p>
      <text:p text:style-name="P9"><text:span text:style-name="T15">SnipIT</text:span></text:p>
      <text:p text:style-name="P9"><text:span text:style-name="T15">Algorius</text:span></text:p>
      <text:p text:style-name="P9"><text:span text:style-name="T15">SCCM<text:line-break/>1C</text:span><text:span text:style-name="T16"/></text:p>
      <text:p text:style-name="P9"><text:span text:style-name="T17">6.</text:span><text:span text:style-name="T18">Система развития специалиста</text:span></text:p>
      <text:p text:style-name="P9"><text:span text:style-name="T18"><text:s/>Обучение<text:s text:c="2"/>новым навыкам и мативации для будущего организации.</text:span></text:p>
      <text:p text:style-name="P10"><text:span text:style-name="T19">7.</text:span><text:span text:style-name="T20">Реализация перехода от инфрастуктурной модели в сервисную модель.</text:span></text:p>
      <text:p text:style-name="P10"><text:span text:style-name="T20"><text:s/>Способствует результативности бизнеса и обеспечини конкурентного преимущества.Это позволяет находиться в непрерывной инновации в области бизнес-процессов, инфраструктуры и приложений.</text:span></text:p>
      <text:p text:style-name="P10"><text:span text:style-name="T21">8.</text:span><text:span text:style-name="T22">Реализация IaC</text:span></text:p>
      <text:p text:style-name="P10"><text:span text:style-name="T23"><text:s/>Инфраструктура как код (Incfastructure as Code<text:s/></text:span><text:span text:style-name="T24">– IaC) –<text:s/></text:span><text:span text:style-name="T25">это описание всей имеющейся инфраструктуры в виде кода, а также сопутствующие средства по работе с ним и воплощению из него же реальной инфраструктуры,таким образом позволяет максимально упростить и автоматизировать процессы управления ИТ-инфраструктурой, увеличить ее надежность, дать больше свободы и уверенности в разработке и внедрении новых проектов.</text:span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